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91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8" table:default-cell-style-name="ce3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1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V2];&quot;X&quot; )"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V3];&quot;X&quot; )"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V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V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V6];&quot;X&quot; 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V7];&quot;X&quot; )" office:value-type="float" office:value="4" calcext:value-type="float">
            <text:p>4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V8];&quot;X&quot; )"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V9];&quot;X&quot; )"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V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er/After connect events</text:p>
          </table:table-cell>
          <table:table-cell table:formula="of:=COUNTIF([.E11:.V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V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V13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V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Downgrade event</text:p>
          </table:table-cell>
          <table:table-cell table:formula="of:=COUNTIF([.E15:.V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V1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V1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V1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V1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V2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V21];&quot;X&quot; )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V22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V23];&quot;X&quot; )"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V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V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V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V2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V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V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V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V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V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V3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V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V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V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V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V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V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Update Query Returning</text:p>
          </table:table-cell>
          <table:table-cell table:formula="of:=COUNTIF([.E40:.V4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1:.V4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2:.V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3:.V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4:.V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5:.V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6:.V46];&quot;X&quot; )"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7:.V47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8:.V48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49:.V4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0:.V50];&quot;X&quot; )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1:.V51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2:.V52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3:.V5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4:.V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5:.V55];&quot;X&quot; )"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6:.V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7:.V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8:.V5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59:.V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0:.V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1:.V61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2:.V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3:.V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Update</text:p>
          </table:table-cell>
          <table:table-cell table:formula="of:=COUNTIF([.E64:.V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5:.V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6:.V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7:.V67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8:.V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69:.V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0:.V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1:.V71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2:.V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3:.V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4:.V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5:.V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6:.V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7:.V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8:.V78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79:.V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0:.V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1:.V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2:.V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3:.V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4:.V8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Filtered Dataset</text:p>
          </table:table-cell>
          <table:table-cell table:formula="of:=COUNTIF([.E85:.V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6:.V8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6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7:.V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88:.V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89:.V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0:.V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1:.V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2:.V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3:.V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4:.V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5:.V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6:.V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7:.V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8:.V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9:.V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0:.V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1:.V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with resutls</text:p>
          </table:table-cell>
          <table:table-cell table:formula="of:=COUNTIF([.E102:.V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3:.V1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3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4:.V1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5:.V1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6:.V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7:.V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8:.V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9:.V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0:.V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1:.V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2:.V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3:.V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4:.V114];&quot;X&quot; )"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5:.V115];&quot;X&quot; 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6:.V1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7:.V117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8:.V1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19:.V1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0:.V120];&quot;X&quot; )"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1:.V121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WIN Latin-1</text:p>
          </table:table-cell>
          <table:table-cell table:formula="of:=COUNTIF([.E122:.V1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3:.V123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4:.V124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5:.V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6:.V1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7:.V127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8:.V12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29:.V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0:.V13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1:.V1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2:.V132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3:.V13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4:.V134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5:.V13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6:.V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7:.V1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8:.V1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39:.V13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0:.V14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1:.V141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2:.V142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3:.V1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4:.V1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5:.V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6:.V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7:.V14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8:.V14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49:.V149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0:.V15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1:.V15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2:.V1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3:.V15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4:.V1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5:.V155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6:.V1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7:.V1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8:.V15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59:.V1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0:.V1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0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onnect to Database</text:p>
          </table:table-cell>
          <table:table-cell table:formula="of:=COUNTIF([.E161:.V16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Create Database</text:p>
          </table:table-cell>
          <table:table-cell table:formula="of:=COUNTIF([.E162:.V1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3:.V16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4:.V1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5:.V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6:.V166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7:.V16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8:.V1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69:.V169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SET Statment Processing</text:p>
          </table:table-cell>
          <table:table-cell table:formula="of:=COUNTIF([.E170:.V1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1:.V17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2:.V1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3:.V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4:.V174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5:.V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6:.V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7:.V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78:.V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79:.V179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0:.V18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1:.V1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2:.V18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3:.V1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4:.V1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85:.V1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86:.V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87:.V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88:.V1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89:.V1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0:.V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1:.V1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2:.V1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193:.V1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194:.V1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195:.V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196:.V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197:.V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198:.V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199:.V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0:.V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1:.V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2:.V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03:.V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04:.V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05:.V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Monitor Prepare/Exect/Fetch</text:p>
          </table:table-cell>
          <table:table-cell table:formula="of:=COUNTIF([.E206:.V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07:.V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08:.V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09:.V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0:.V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1:.V2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1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12:.V2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13:.V2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14:.V2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15:.V2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5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itng Personal Database</text:p>
          </table:table-cell>
          <table:table-cell table:formula="of:=COUNTIF([.E216:.V21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17:.V21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18:.V21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19:.V219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0:.V22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1:.V22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22:.V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23:.V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1:50:27.071098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6-25T14:57:37.200091087</dc:date>
    <meta:editing-duration>PT2H14M57S</meta:editing-duration>
    <meta:editing-cycles>22</meta:editing-cycles>
    <meta:document-statistic meta:table-count="2" meta:cell-count="867" meta:object-count="0"/>
  </office:meta>
</office:document-meta>
</file>